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pitch="variable"/>
    <style:font-face style:name="Roboto Mono" svg:font-family="'Roboto Mono', 'Jetbrains Mono', Consolas, 'Courier New', monospace, Consolas, 'Courier New', monospace"/>
  </office:font-face-decls>
  <office:automatic-styles>
    <style:style style:name="P1" style:family="paragraph" style:parent-style-name="Standard">
      <style:text-properties style:font-name="Roboto" officeooo:rsid="001975d6" officeooo:paragraph-rsid="001975d6"/>
    </style:style>
    <style:style style:name="P2" style:family="paragraph" style:parent-style-name="Standard">
      <style:text-properties style:font-name="Roboto" officeooo:rsid="0019d4df" officeooo:paragraph-rsid="0019d4df"/>
    </style:style>
    <style:style style:name="P3" style:family="paragraph" style:parent-style-name="Standard">
      <style:text-properties style:font-name="Roboto" officeooo:rsid="001ba154" officeooo:paragraph-rsid="001ba154"/>
    </style:style>
    <style:style style:name="P4" style:family="paragraph" style:parent-style-name="Standard">
      <style:text-properties style:font-name="Roboto" officeooo:rsid="001db280" officeooo:paragraph-rsid="001db280"/>
    </style:style>
    <style:style style:name="P5" style:family="paragraph" style:parent-style-name="Standard">
      <style:text-properties style:font-name="Roboto" officeooo:rsid="0020c9fc" officeooo:paragraph-rsid="0020c9fc"/>
    </style:style>
    <style:style style:name="P6" style:family="paragraph" style:parent-style-name="Standard">
      <style:text-properties style:font-name="Roboto" officeooo:rsid="0021c035" officeooo:paragraph-rsid="0021c035"/>
    </style:style>
    <style:style style:name="P7" style:family="paragraph" style:parent-style-name="Standard">
      <style:text-properties style:font-name="Roboto" officeooo:rsid="00252e49" officeooo:paragraph-rsid="00252e49"/>
    </style:style>
    <style:style style:name="P8" style:family="paragraph" style:parent-style-name="Standard">
      <style:text-properties style:font-name="Roboto" officeooo:rsid="00252e49" officeooo:paragraph-rsid="002657ce"/>
    </style:style>
    <style:style style:name="P9" style:family="paragraph" style:parent-style-name="Standard">
      <style:text-properties style:font-name="Roboto" officeooo:rsid="002839d0" officeooo:paragraph-rsid="002839d0"/>
    </style:style>
    <style:style style:name="P10" style:family="paragraph" style:parent-style-name="Standard">
      <style:text-properties style:font-name="Roboto" officeooo:rsid="002a2e62" officeooo:paragraph-rsid="002a2e62"/>
    </style:style>
    <style:style style:name="P11" style:family="paragraph" style:parent-style-name="Standard">
      <style:text-properties style:font-name="Roboto" officeooo:rsid="002b5013" officeooo:paragraph-rsid="002b5013"/>
    </style:style>
    <style:style style:name="P12" style:family="paragraph" style:parent-style-name="Standard">
      <style:text-properties style:font-name="Roboto" officeooo:rsid="002c175d" officeooo:paragraph-rsid="002c175d"/>
    </style:style>
    <style:style style:name="P13" style:family="paragraph" style:parent-style-name="Standard">
      <style:text-properties style:font-name="Roboto" officeooo:rsid="002c7397" officeooo:paragraph-rsid="002c7397"/>
    </style:style>
    <style:style style:name="P14" style:family="paragraph" style:parent-style-name="Standard">
      <style:text-properties style:font-name="Roboto" officeooo:rsid="002e4d06" officeooo:paragraph-rsid="002e4d06"/>
    </style:style>
    <style:style style:name="P15" style:family="paragraph" style:parent-style-name="Standard">
      <style:text-properties style:font-name="Roboto" officeooo:rsid="003173c4" officeooo:paragraph-rsid="003173c4"/>
    </style:style>
    <style:style style:name="P16" style:family="paragraph" style:parent-style-name="Standard">
      <style:text-properties style:font-name="Roboto" officeooo:rsid="003657cb" officeooo:paragraph-rsid="003657cb"/>
    </style:style>
    <style:style style:name="P17" style:family="paragraph" style:parent-style-name="Standard">
      <style:text-properties style:font-name="Roboto" officeooo:rsid="00370942" officeooo:paragraph-rsid="00370942"/>
    </style:style>
    <style:style style:name="P18" style:family="paragraph" style:parent-style-name="Standard">
      <style:text-properties style:font-name="Roboto" officeooo:rsid="001975d6" officeooo:paragraph-rsid="001975d6"/>
    </style:style>
    <style:style style:name="P19" style:family="paragraph" style:parent-style-name="Standard">
      <style:text-properties style:font-name="Roboto" officeooo:rsid="0039ac7b" officeooo:paragraph-rsid="0039ac7b"/>
    </style:style>
    <style:style style:name="P20" style:family="paragraph" style:parent-style-name="Standard">
      <style:text-properties style:font-name="Roboto" officeooo:rsid="002a2e62" officeooo:paragraph-rsid="003de292"/>
    </style:style>
    <style:style style:name="P21" style:family="paragraph" style:parent-style-name="Standard">
      <style:text-properties style:font-name="Roboto" officeooo:rsid="002a2e62" officeooo:paragraph-rsid="002a2e62"/>
    </style:style>
    <style:style style:name="P22" style:family="paragraph" style:parent-style-name="Standard">
      <style:text-properties style:font-name="Roboto" officeooo:rsid="002e4d06" officeooo:paragraph-rsid="002e4d06"/>
    </style:style>
    <style:style style:name="P23" style:family="paragraph" style:parent-style-name="Standard">
      <style:text-properties style:font-name="Roboto" officeooo:rsid="00370942" officeooo:paragraph-rsid="00370942"/>
    </style:style>
    <style:style style:name="P24" style:family="paragraph" style:parent-style-name="Standard">
      <style:text-properties style:font-name="Roboto" officeooo:rsid="003f01db" officeooo:paragraph-rsid="003f01db"/>
    </style:style>
    <style:style style:name="P25" style:family="paragraph" style:parent-style-name="Standard">
      <style:text-properties style:font-name="Roboto" officeooo:rsid="002839d0" officeooo:paragraph-rsid="002839d0"/>
    </style:style>
    <style:style style:name="P26" style:family="paragraph" style:parent-style-name="Standard">
      <style:text-properties style:font-name="Roboto" officeooo:rsid="00411498" officeooo:paragraph-rsid="00411498"/>
    </style:style>
    <style:style style:name="P27" style:family="paragraph" style:parent-style-name="Standard">
      <style:text-properties style:font-name="Roboto" officeooo:rsid="002c175d" officeooo:paragraph-rsid="002c175d"/>
    </style:style>
    <style:style style:name="P28" style:family="paragraph" style:parent-style-name="Standard">
      <style:text-properties style:font-name="Roboto" officeooo:rsid="0044c788" officeooo:paragraph-rsid="0044c788"/>
    </style:style>
    <style:style style:name="P29" style:family="paragraph" style:parent-style-name="Standard">
      <style:text-properties style:font-name="Roboto" officeooo:rsid="0046871e" officeooo:paragraph-rsid="0046871e"/>
    </style:style>
    <style:style style:name="P30" style:family="paragraph" style:parent-style-name="Standard">
      <style:text-properties style:font-name="Roboto" officeooo:rsid="00485321" officeooo:paragraph-rsid="00485321"/>
    </style:style>
    <style:style style:name="P31" style:family="paragraph" style:parent-style-name="Standard">
      <style:text-properties style:font-name="Roboto" officeooo:rsid="001ba154" officeooo:paragraph-rsid="004c9869"/>
    </style:style>
    <style:style style:name="P32" style:family="paragraph" style:parent-style-name="Standard">
      <style:text-properties style:font-name="Roboto" officeooo:rsid="004def73" officeooo:paragraph-rsid="004def73"/>
    </style:style>
    <style:style style:name="P33" style:family="paragraph" style:parent-style-name="Standard">
      <style:text-properties style:font-name="Roboto" officeooo:rsid="004f34c7" officeooo:paragraph-rsid="004f34c7"/>
    </style:style>
    <style:style style:name="P34" style:family="paragraph" style:parent-style-name="Standard">
      <style:text-properties style:font-name="Roboto" officeooo:rsid="00510359" officeooo:paragraph-rsid="00510359"/>
    </style:style>
    <style:style style:name="P35" style:family="paragraph" style:parent-style-name="Standard">
      <style:text-properties style:font-name="Roboto" officeooo:rsid="002e4d06" officeooo:paragraph-rsid="002e4d06"/>
    </style:style>
    <style:style style:name="T1" style:family="text">
      <style:text-properties officeooo:rsid="001990d5"/>
    </style:style>
    <style:style style:name="T2" style:family="text">
      <style:text-properties officeooo:rsid="0019d4df"/>
    </style:style>
    <style:style style:name="T3" style:family="text">
      <style:text-properties officeooo:rsid="001ba154"/>
    </style:style>
    <style:style style:name="T4" style:family="text">
      <style:text-properties officeooo:rsid="001d88ba"/>
    </style:style>
    <style:style style:name="T5" style:family="text">
      <style:text-properties officeooo:rsid="001ed7f9"/>
    </style:style>
    <style:style style:name="T6" style:family="text">
      <style:text-properties officeooo:rsid="002156ac"/>
    </style:style>
    <style:style style:name="T7" style:family="text">
      <style:text-properties officeooo:rsid="0021c035"/>
    </style:style>
    <style:style style:name="T8" style:family="text">
      <style:text-properties officeooo:rsid="0023659f"/>
    </style:style>
    <style:style style:name="T9" style:family="text">
      <style:text-properties officeooo:rsid="00245503"/>
    </style:style>
    <style:style style:name="T10" style:family="text">
      <style:text-properties officeooo:rsid="002657ce"/>
    </style:style>
    <style:style style:name="T11" style:family="text">
      <style:text-properties officeooo:rsid="002c175d"/>
    </style:style>
    <style:style style:name="T12" style:family="text">
      <style:text-properties officeooo:rsid="002e4d06"/>
    </style:style>
    <style:style style:name="T13" style:family="text">
      <style:text-properties officeooo:rsid="002fa1f3"/>
    </style:style>
    <style:style style:name="T14" style:family="text">
      <style:text-properties officeooo:rsid="002fbbed"/>
    </style:style>
    <style:style style:name="T15" style:family="text">
      <style:text-properties officeooo:rsid="00311f72"/>
    </style:style>
    <style:style style:name="T16" style:family="text">
      <style:text-properties officeooo:rsid="0034e9ab"/>
    </style:style>
    <style:style style:name="T17" style:family="text">
      <style:text-properties officeooo:rsid="00381d13"/>
    </style:style>
    <style:style style:name="T18" style:family="text">
      <style:text-properties officeooo:rsid="003a1742"/>
    </style:style>
    <style:style style:name="T19" style:family="text">
      <style:text-properties officeooo:rsid="003b480d"/>
    </style:style>
    <style:style style:name="T20" style:family="text">
      <style:text-properties officeooo:rsid="003c2b4a"/>
    </style:style>
    <style:style style:name="T21" style:family="text">
      <style:text-properties officeooo:rsid="003d6c81"/>
    </style:style>
    <style:style style:name="T22" style:family="text">
      <style:text-properties officeooo:rsid="003de292"/>
    </style:style>
    <style:style style:name="T23" style:family="text">
      <style:text-properties officeooo:rsid="003f01db"/>
    </style:style>
    <style:style style:name="T24" style:family="text">
      <style:text-properties officeooo:rsid="0040a2c4"/>
    </style:style>
    <style:style style:name="T25" style:family="text">
      <style:text-properties officeooo:rsid="00414be3"/>
    </style:style>
    <style:style style:name="T26" style:family="text">
      <style:text-properties officeooo:rsid="004351f6"/>
    </style:style>
    <style:style style:name="T27" style:family="text">
      <style:text-properties officeooo:rsid="0043f25c"/>
    </style:style>
    <style:style style:name="T28" style:family="text">
      <style:text-properties fo:color="#000000" loext:opacity="100%" style:font-name="Roboto" fo:font-size="12pt" officeooo:rsid="002fbbed" style:font-size-asian="12pt" style:font-size-complex="12pt"/>
    </style:style>
    <style:style style:name="T29" style:family="text">
      <style:text-properties fo:color="#000000" loext:opacity="100%" style:font-name="Roboto" fo:font-size="12pt" fo:font-weight="normal" officeooo:rsid="002fbbed" fo:background-color="#ffffff" loext:char-shading-value="0" style:font-size-asian="12pt" style:font-size-complex="12pt"/>
    </style:style>
    <style:style style:name="T30" style:family="text">
      <style:text-properties fo:color="#000000" loext:opacity="100%" fo:font-size="12pt" fo:font-weight="normal" officeooo:rsid="002fbbed" fo:background-color="#ffffff" loext:char-shading-value="0" style:font-size-asian="12pt" style:font-size-complex="12pt"/>
    </style:style>
    <style:style style:name="T31" style:family="text">
      <style:text-properties fo:color="#000000" loext:opacity="100%" fo:font-size="12pt" fo:font-weight="normal" officeooo:rsid="0044c788" fo:background-color="#ffffff" loext:char-shading-value="0" style:font-size-asian="12pt" style:font-size-complex="12pt"/>
    </style:style>
    <style:style style:name="T32" style:family="text">
      <style:text-properties officeooo:rsid="0046871e"/>
    </style:style>
    <style:style style:name="T33" style:family="text">
      <style:text-properties officeooo:rsid="00491a71"/>
    </style:style>
    <style:style style:name="T34" style:family="text">
      <style:text-properties officeooo:rsid="0049b8c7"/>
    </style:style>
    <style:style style:name="T35" style:family="text">
      <style:text-properties officeooo:rsid="004bb9a1"/>
    </style:style>
    <style:style style:name="T36" style:family="text">
      <style:text-properties officeooo:rsid="004d811f"/>
    </style:style>
    <style:style style:name="T37" style:family="text">
      <style:text-properties officeooo:rsid="004def73"/>
    </style:style>
    <style:style style:name="T38" style:family="text">
      <style:text-properties officeooo:rsid="005103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Willkommen zur Präsentation meiner Bachelorarbeit zum Thema „Ein Computeralgebrasystem in Rust“. Mein Name ist Bernd Haßfurther und ich freue mich diesen Vortrag machen zu können.</text:p>
      <text:p text:style-name="P19"/>
      <text:p text:style-name="P19">Die ersten beiden Kapitel klären was ein Computeralgebrasystem überhaupt ist und der Funktionsumfang des Systems wird vorgestellt. Danach folgt eine kurze Vorstellung von Rust die die Grundlegenden Konzepte vorstellt.</text:p>
      <text:p text:style-name="P19">Im dritten Kapitel wird dann erläutert, wie das Computeralgebrasystem implementiert wird.</text:p>
      <text:p text:style-name="P19">Im folgenden Abschnitt wird ein kurzer Vergleich zum bestehenden System SymPy gezogen.</text:p>
      <text:p text:style-name="P19">Im letzten Kapitel wird die Implementierung zusammengefasst entsprechend das Fazit aus der Arbeit gezogen.</text:p>
      <text:p text:style-name="P1"/>
      <text:p text:style-name="P1">Folie 1:</text:p>
      <text:p text:style-name="P1">- Zuerst muss überhaupt geklärt werden, was ein Computeralgebrasystem überhaupt ist</text:p>
      <text:p text:style-name="P1">- So werden mathematische Ausdrücke mit Variablen mithilfe von Algorithmen gelöst. Terme können dabei verändert werden.</text:p>
      <text:p text:style-name="P1">- Außerdem sind exakte Darstellungen von endlichen und unendlichen mathematischen Objekten möglich, z.B. <text:span text:style-name="T35">der Kreiszahl</text:span> Pi</text:p>
      <text:p text:style-name="P1">- <text:span text:style-name="T1">Computeralgebrasysteme werden z.B. in der Physik oder der Chemie eingesetzt.</text:span></text:p>
      <text:p text:style-name="P1">- <text:span text:style-name="T2">Eine konkrete Implementierung, die nachvollzogen werden kann ist SymPy. Diese Bibliothek ist in Python geschrieben und als Open-Source verfügbar. Das zu implementierende System zieht zu SymPy hin und wieder Vergleiche</text:span></text:p>
      <text:p text:style-name="P1"/>
      <text:p text:style-name="P2">Folie 2:</text:p>
      <text:p text:style-name="P2">- Um eine Implementierung vorzunehmen, müssen vorerst einige Regeln aufgestellt und der Funktionsumfang des System definiert werden</text:p>
      <text:p text:style-name="P2">- So werden nur die Zahlenräume der natürlichen, der ganzen, der rationalen und der reellen Zahlen implementiert</text:p>
      <text:p text:style-name="P2">- <text:span text:style-name="T3">Außerdem ist im Grunde jede Subtraktion eine Addition. So wird aus 5-3 der Term 5+(-3) und aus a-b der Term a+(-1*b)</text:span></text:p>
      <text:p text:style-name="P2">- <text:span text:style-name="T3">Bei Divisionen können Zahlen zu rationalen Zahlen vereinfacht werden, z.B. 2 geteilt durch 3 entspricht zwei Drittel. Sind Symbole oder gar Terme enthalten kann eine Multiplikation erfolgen, so ist a/b gleich a*b^-1</text:span></text:p>
      <text:p text:style-name="P2">- <text:span text:style-name="T4">Jede Wurzel kann als Potenz dargestellt werden, so ist Wurzel 2 gleich 2^(1/2)</text:span></text:p>
      <text:p text:style-name="P2">- <text:span text:style-name="T3">Diese Vereinfachungen werden gemacht um doppelte Implementierungen zu vermeiden und die komplexität des System gering zu halten. Die Darstellung des Terms ist dabei nur intern, eine formatierte Ausgabe kann immer noch erzeugt werden.</text:span></text:p>
      <text:p text:style-name="P2"/>
      <text:p text:style-name="P3">Folie 3:</text:p>
      <text:p text:style-name="P31">- Das System soll die Addition von Zahlen und Symbolen über alle Zahlenräume hinweg beherrschen</text:p>
      <text:p text:style-name="P3">- Gleiches gilt für die Multiplikation</text:p>
      <text:p text:style-name="P3">- Potenzregeln sollen angewendet werden können, also z.B. x^a*x^b = x^(a+b). Auswertungen von Potenzen werden Standardmäßig nur ausgeführt, wenn keine Ungenauigkeiten auftreten. Z.b. wenn der Exponent eine Fließkommazahl ist.</text:p>
      <text:p text:style-name="P3">- <text:span text:style-name="T4">Dem System sollen einfach mathematische Funktionen hinzugefügt werden können um diese Auszuwerten. Die Auswertung hängt hierbei von der Genauigkeit des gewünschten Ergebnis ab und ist nötig, da unmöglich im Rahmen dieser Arbeit alle existierenden mathematischen Funktionen selbst implementier</text:span><text:span text:style-name="T18">t werden können</text:span><text:span text:style-name="T4">.</text:span></text:p>
      <text:p text:style-name="P3"/>
      <text:p text:style-name="P4"><text:soft-page-break/>Folie 4: </text:p>
      <text:p text:style-name="P4">- <text:span text:style-name="T5">An dieser Stelle stellt sich die Frage, warum ein Computeralgebrasystem mit Rust entwickelt werden sollte und ob sich dieser Aufwand tatsächlich lohnen kann. </text:span><text:span text:style-name="T18">Die Versprechungen von Rust sind hierbei:</text:span></text:p>
      <text:p text:style-name="P4">- <text:span text:style-name="T18">E</text:span><text:span text:style-name="T5">ine hohe Performance zur Laufzeit. So handelt es sich um eine kompilierte Sprache. Neue Features in Rust werden ebenso unter diesem Aspekt eingeführt. Generics verwenden z.B. Monomorphisierung</text:span></text:p>
      <text:p text:style-name="P4">- <text:span text:style-name="T18">Die</text:span><text:span text:style-name="T5"> Verlässlichkeit des Codes soll durch das Ownership- und Borrowing-System sichergestellt werden. Das Zusammenspiel verhindert z.B. das unbeabsichtigte verändern von Daten oder auch Dangling References im fertigen Code.</text:span></text:p>
      <text:p text:style-name="P4">- <text:span text:style-name="T5">Um die Produktivität zu erhöhen bietet Rust alle Tools zum Testen, Dokumentationserstellung oder auch Abhängigkeitsverwaltung direkt an.</text:span></text:p>
      <text:p text:style-name="P4"/>
      <text:p text:style-name="P5"/>
      <text:p text:style-name="P5">Folie 5:</text:p>
      <text:p text:style-name="P5">- Zur Syntax von Rust sollen einige Hinweise gegeben werden. <text:span text:style-name="T18">Es werden die wichtigsten Eigenschaften mit Beispielcode angegeben.</text:span></text:p>
      <text:p text:style-name="P5">- <text:span text:style-name="T6">Rust unterscheided zwischen Expressions und Statements, dabei besitzen Expressions stets einen Rückgabewert. Nahezu alle Elemente sind als Expression umgesetzt, z.B. auch if-else-Blöcke. In diesen wird der die letzte Zeile zurückgegeben.</text:span></text:p>
      <text:p text:style-name="P5">- <text:span text:style-name="T7">Rust besitzt structs und traits als Alternativen zu Klassen und Interfaces in anderen Sprachen. Bei der Deklarierung von structs werden nur Felder angegeben, die Implementierung von Funktionen und Methoden erfolgt in separaten Codeblöcken.</text:span></text:p>
      <text:p text:style-name="P6">Traits geben Methoden vor, die implementiert werden und können als Parametertypen oder als Einschränkung für Generics verwendet werden.</text:p>
      <text:p text:style-name="P6">- Enums können für jede Ausprägung unterschiedliche Daten bereithalten und über Implementierungsblöcke ebenfalls Funktionen und Methoden erhalten. Über die match-Anweisung (ähnlich wie swi<text:span text:style-name="T26">t</text:span>ch) können die verschiedenen Ausprägungen abgefragt werden.</text:p>
      <text:p text:style-name="P6"/>
      <text:p text:style-name="P6">Folie 6:</text:p>
      <text:p text:style-name="P6">- Wie bereits angesprochen wird für Generics Monomorphisierung zur compilezeit eingesetzt. Wird beispielsweise ein Enum deklariert, das einen Generic-Parameter erhält wird dieses enum speziell für alle verwendeten Typen compiliert. Dies führt zu dem Problem, dass z.B. ein Vek<text:span text:style-name="T19">t</text:span>or, der einen bestimmten Trait <text:span text:style-name="T19">beinhalten</text:span> soll tatsächlich nur eine konkrete Implementierung aufnehmen kann. Als Lösung bietet Rust trait objects, die die Daten explizit auf dem Heap <text:span text:style-name="T19">ablegt</text:span> um mehrere Ausprägungen aufnehmen zu können.</text:p>
      <text:p text:style-name="P6">- Mit Operatorenüberladungen kann für eigene Typen die normale Syntax zur z.B. Additon verwendet werden. Hierdurch muss kein „sichtbarer“ Funktionsaufruf erfolgen. In <text:span text:style-name="T19">dieser Arbeit</text:span> ist <text:span text:style-name="T19">es</text:span> z.B. sinnvoll um verschiedene Terme zu addieren oder multiplizieren.</text:p>
      <text:p text:style-name="P6">- <text:span text:style-name="T8">Um zu vermeiden, dass Funktionen das Ownership von Daten erhalten kann auch eine Referenz erzeugt werden, die am Ende ungültig wird. Der Vorteil hiervon ist, dass die Daten nach dem Aufruf weiter verwendet werden können und gesteuert werden kann, ob die Daten veränderbar sind oder nicht. </text:span><text:span text:style-name="T9">Beispiele hierzu werden </text:span><text:span text:style-name="T19">gleich näher</text:span><text:span text:style-name="T9"> erläutert.</text:span></text:p>
      <text:p text:style-name="P6"/>
      <text:p text:style-name="P7">Folie 7:</text:p>
      <text:p text:style-name="P7">- Hier soll nun die grundlegende Idee von Rust, das Ownership- und Borrowing-System beschrieben werden. Hierzu gibt es einige Grundregeln. Zusätzlich spielen die sogenannten lifetimes eine Rolle, die ebenfalls genauer vorgestellt werden.</text:p>
      <text:p text:style-name="P7"><text:soft-page-break/>- Der Compiler stellt sicher, dass es zu jedem Zeitpunkt für jeden Wert eine Variable gibt, die genutzt werden kann. So wird bereits zur Compilezeit vermieden, dass Speicherplatz nicht mehr zugänglich ist.</text:p>
      <text:p text:style-name="P7">- Zur Compilezeit wird ebenfalls sichergestellt, das jeder Wert nur einem Owner zugewiesen ist. So können unbeabsichtigte Veränderungen vermieden werden. <text:span text:style-name="T10">Bei einer Zuweisung von Werten werden diese entweder kopiert oder das Ownership abgegeben.</text:span></text:p>
      <text:p text:style-name="P7">- <text:span text:style-name="T10">Geltungsbereiche geben am Ende automatisch den Speicherplatz frei und Variablen werden ungültig. Im zusammenspiel mit dem Owner kann dies bedeuten, dass Daten nicht mehr verfügbar sind</text:span></text:p>
      <text:p text:style-name="P8">- <text:span text:style-name="T10">Referenzen können entweder nicht veränderbar oder veränderbar existieren. Wobei es nur eine veränderbare Referenz geben kann, aber beliebig viele lesende. Falls eine veränderbare Referenz existiert, kann der Owner die Daten nicht ändern</text:span></text:p>
      <text:p text:style-name="P8">- <text:span text:style-name="T20">Referenzen müssen gültig sein. </text:span><text:span text:style-name="T10">Die Gültigkeit bedeutet, dass die Referenz vor der Nutzung auch wirklich gesetzt worden ist und, dass der Owner mindesten</text:span><text:span text:style-name="T20">s</text:span><text:span text:style-name="T10"> denselben Gültigkeitsbereich besitzt.</text:span></text:p>
      <text:p text:style-name="P8"/>
      <text:p text:style-name="P9">Folie 8:</text:p>
      <text:p text:style-name="P9">- Die Regeln sollen nun anhand von Beispielen erläutert werden</text:p>
      <text:p text:style-name="P9">- Bei primitiven Typen, die auf dem Stack liegen werden die Daten kopiert, sodass weiterhin beide Variablen gültigt bleiben.</text:p>
      <text:p text:style-name="P9">- Bei Daten, die auf dem Heap liegen wird stattdessen das Ownership abgegeben, s1 ist hier also nicht mehr gültig und s2 zeigt auf die Daten.</text:p>
      <text:p text:style-name="P9"/>
      <text:p text:style-name="P9">Folie 9:</text:p>
      <text:p text:style-name="P9">- Für die Referenzen wird ein Objekt erstellt, dies soll verschiedenen Funktionen übergeben werden.</text:p>
      <text:p text:style-name="P9">- Im ersten Fall wird bei einem Funktionsaufruf das Ownership in die Funktion verschoben und nicht zurückgegeben. <text:span text:style-name="T21">Die originale Variable „matrix“ ist nach dem Funktionsaufruf nicht mehr verwendbar</text:span></text:p>
      <text:p text:style-name="P9">- Dies kann behoben werden, in dem die Funktion einen Rückgabewert besitzt und dieser der originalen Variable auch zugewiesen wird. Ein Nachteil bei dieser Lösung ist, dass nicht klar ist, ob es sich um die originalen Daten handelt oder um ein neues Objekt</text:p>
      <text:p text:style-name="P9">- Alternativ kann auch nur <text:span text:style-name="T33">wie bereits angesprochen</text:span> eine Referenz übergeben werden. Hierdurch wird am Ende der Funktion auch nur die Referenz freigegeben und nicht die eigentlichen Daten</text:p>
      <text:p text:style-name="P9">- Sollen die Daten veränderbar sein, muss dies mit dem Schlüsselwort „mut“ angegeben werden.</text:p>
      <text:p text:style-name="P9"><text:line-break/><text:span text:style-name="T24">Folie 9.1:</text:span></text:p>
      <text:p text:style-name="P9">- <text:span text:style-name="T24">Lifetimes spielen für die Gültigkeit von Referenzen eine große Rolle. Diese wird ebenfalls bereits zur Compilezeit überprüft.</text:span></text:p>
      <text:p text:style-name="P9">- <text:span text:style-name="T24">Im diesen Beispiel ist die Referenz r bei der Ausgabe ungültig. Der Wert wird vorher bereits in seinem Gültigkeitsbereich wieder freigegeben, dies könnte auch ein Funktionsaufruf sein. Der Compiler weißt dieses Programm zurück.</text:span></text:p>
      <text:p text:style-name="P9">- <text:span text:style-name="T24">Im nächsten Beispiel hat der Wert diesselbe Gültigkeit wie die Referenz und somit ist die Ausgabe möglich.</text:span></text:p>
      <text:p text:style-name="P9"/>
      <text:p text:style-name="P10">Folie 10:</text:p>
      <text:p text:style-name="P10">- <text:span text:style-name="T33">Wie kann nun das Computeralgebrasystem in Rust implementiert werden?</text:span></text:p>
      <text:p text:style-name="P10">- Zwei Probleme die bereits am Anfang der Implementierung auffallen sind Überlauf und Ungenauigkeiten der primitiven Typen in Rust.</text:p>
      <text:p text:style-name="P10"><text:soft-page-break/>- Im Falle des Überlaufs bricht das Programm ab ohne entsprechende Fehlerbehandlung. Zudem <text:span text:style-name="T27">ist</text:span> der darstellbare Zahlenraum begrenzt.</text:p>
      <text:p text:style-name="P10">- Die Ungenauigkeit ergibt sich in der Darstellung von Fließkommazahlen wie es IEEE754 definiert.</text:p>
      <text:p text:style-name="P20">- Um das Problem in dieser Arbeit zu lösen wird das Computeralgebrasystem mit Generics implementiert. Ziel soll es sein, dass alle Operationen mit den primitiven Typen umgesetzt werden können, die eine schnelle Verarbeitung erlauben. <text:span text:style-name="T22">Externe Abhängigkeiten sollen dazu verwendet werden Typen bereitzustellen, die die beiden Probleme lösen. Durch die Verwendung von Generics kann entschieden werden welcher Aspekt in den Vordergrund treten soll.</text:span></text:p>
      <text:p text:style-name="P10"/>
      <text:p text:style-name="P11">Folie 11:</text:p>
      <text:p text:style-name="P11">- Um nun einen Term in eine geeignete Form zu bringen müssen einige Vorüberlegungen gemacht werden.</text:p>
      <text:p text:style-name="P11">- Da ein String an das Programm übergeben werden soll, muss ein solcher Term in Token<text:span text:style-name="T22">s</text:span> aufgesplittet werden können. Die derzeitige Implementierung erkennt hierbei Klammern, Komma, Variablen- und Funktionsnamen, Operatoren und Zahlen.</text:p>
      <text:p text:style-name="P11">- Ein Parser kann schlussendlich aus den Tokens die gewünschte Datenstruktur erstellen, auf der alle Operationen ausführbar sind.</text:p>
      <text:p text:style-name="P11">- Hier ist als Beispiel der Term a – 1 – b als Baum angegeben. Hierbei wurden bereits die definierten Regeln angewendet, sodass alle Subtraktionen zu Additionen werden.</text:p>
      <text:p text:style-name="P11">Am Anfang bestand noch die Idee einen Binärbaum zu verwenden, nach einigen Überlegungen und Implementierungsversuchen wurde aber von mir festgestellt, das dies nicht praktikabel ist um <text:span text:style-name="T22">die </text:span>Blätter zusammenzufassen.</text:p>
      <text:p text:style-name="P11">- <text:span text:style-name="T11">Bei der weiteren Rechchere wurde zudem festgestellt, das auch SymPy und das Buch „SymbolicC++“ eine ähnliche Datenstruktur verwenden. So wurde diese schlussendlich auch festgelegt und im weiteren Verlauf verwendet.</text:span></text:p>
      <text:p text:style-name="P11"/>
      <text:p text:style-name="P12">Folie 12:</text:p>
      <text:p text:style-name="P12">Die Datenstruktur in Rust kann somit implementiert werden. Hierzu wird ein enum deklariert, dass die Verschiedenen Ausprägungen aufnehmen kann.</text:p>
      <text:p text:style-name="P12">Addition und Multiplikation erhalten als Wert einen Vektor, der wiederrum weitere Terme aufnehmen kann.</text:p>
      <text:p text:style-name="P12">Die Potenz kann zwei Terme aufnehmen, Basis und Exponent. Wichtig hierbei ist die Struktur „Box“, die die Daten auf dem Heap ablegt. Ansonsten kann Rust die Größe der Werte nicht zur Compilezeit bestimmen und den Speicherplatz auf dem Stack reservieren.</text:p>
      <text:p text:style-name="P12">Symbole, Konstanten und Funktionen sind einfache String<text:span text:style-name="T22">s</text:span> mit entsprechenden Argumenten <text:span text:style-name="T33">für Funktionen</text:span>.</text:p>
      <text:p text:style-name="P12"><text:span text:style-name="T22">Besonders</text:span> ist die Num-Ausprägung, die als Wert den Generic erhält. Somit können alle Rechnungen, die Zahlen betreffen – und auch Brüche – der Implementierung übergeben werden und das enum Ast muss sich nicht um diese kümmern. Wie angepsrochen werden in dieser Arbeit zwei Möglichkeiten angeboten, primitive Typen und die Verwendung von Typen aus externen abhängigkeiten.</text:p>
      <text:p text:style-name="P12"/>
      <text:p text:style-name="P28">Folie 12.1:</text:p>
      <text:p text:style-name="P28">Der Nummerntyp ist ein Trait, der alle Vorgaben macht, welche Funktionalitäten benötigt werden. Dabei können weitere Trait-Angaben gemacht werden wie z.B. dass die Operation Addition implementiert werden muss oder der <text:span text:style-name="T32">Wert aus einem primitiven Typ erzeugt werden kann, dies ist für die Implementierung der externen Abhängigkeiten wichtig.</text:span></text:p>
      <text:p text:style-name="P29">Benötigte Methoden sind teilweise ebenfalls nötig, so sind die die hier gezeigten is_integer, is_float und is_rational Methoden zwar nicht zwingend notwendig, erlauben aber eine <text:soft-page-break/>einfache Prüfung, um welchen Wert es sich handelt um entsprechend fortzufahren. Würde man dies über eine match-Anweisung machen würde teilweise Code entstehen, der nicht immer notwendig ist, da match-Anweisungen in Rust alle Möglichkeiten auswerten müssen.</text:p>
      <text:p text:style-name="P28"/>
      <text:p text:style-name="P28">Folie 12.2:</text:p>
      <text:p text:style-name="P30">Der konkrete Zahlentyp mit primitiven Typen besteht aus einem Enum mit den verschiedenen Ausprägungen. Das Trait wird mit allen Methoden entsprechend implementiert.</text:p>
      <text:p text:style-name="P30">Alle notwendigen Bedingungen werden ebenso erfüllt. So sieht man am letzten Block beispielsweise wie der Parser das Ast erstellen kann, ohne die genaue Implementierung des Nummerntyps zu kennen. <text:span text:style-name="T33">Eine Erweiterung mit der Erstellung über Strings wäre denkbar.</text:span></text:p>
      <text:p text:style-name="P12"/>
      <text:p text:style-name="P13">Folie 13:</text:p>
      <text:p text:style-name="P13">- Nachdem die Struktur festgelegt ist, kann überlegt werden, welche Funktionalitäten des Computeralgebrasystem wie implementiert werden.</text:p>
      <text:p text:style-name="P13">- Die gewählte Vorgehensweise hält die Grundfunktionalität in Grenzen und soll leicht erweiterbar sein.</text:p>
      <text:p text:style-name="P13">- Einerseits soll <text:span text:style-name="T22">es </text:span>für die Grundfunktionalität möglich sein Standardoperatoren anzuwenden. Hierzu werden Operatoren sowohl für den generischen Nummerntyp als auch für das enum Ast an sich vorgegeben <text:span text:style-name="T22">bzw. implementiert</text:span>. Ersteres erlaubt es, <text:span text:style-name="T12">dass Nummerntypen z.B. Prüfungen vornehmen um Ungenauigkeiten zu vermeiden. Vor allem dient es aber auch dazu, dass nicht ständig selbst Typecastings durchgeführt werden müssen um Ganz- und Fließkommazahlen zu addieren. Zudem </text:span><text:span text:style-name="T22">können so auch rationale Zahlen besser auf die gewählten Typen abgestimmt werden.</text:span></text:p>
      <text:p text:style-name="P14">Die Operatorenüberladungen für das enum Ast erlauben es zwei unabhängige Terme zusammenzuführen und zugleich zu vereinfachen, sodass z.B. kein binärer Baum entsteht</text:p>
      <text:p text:style-name="P14">- <text:span text:style-name="T14">Die Auswertung von Termen beinhaltet dabei das grundlegende Zusammenfassen von z.B. Additionen aber auch das gezielte Vereinfachen von Termen wie</text:span><text:span text:style-name="T28"> </text:span><text:span text:style-name="T29">a^x * b^x = (a * b)^x</text:span></text:p>
      <text:p text:style-name="P14"><text:span text:style-name="T30">- </text:span><text:span text:style-name="T31">Zudem können Variablen mit anderen Termen oder numerischen Werten substituiert werden.</text:span></text:p>
      <text:p text:style-name="P14"/>
      <text:p text:style-name="P14">Folie 14: </text:p>
      <text:p text:style-name="P14">- <text:span text:style-name="T13">Um das System zu erweitern, wird bei der Auswertung des Terms ein struct EvalFn verlangt. EvalFn enthält für alle Operationen Felder, die eine Vielzahl von Funktionen bereithalten können um den Term anzupassen. Der Aufruf der Funktionen findet hierbei nach der Zusammenfassung des </text:span><text:span text:style-name="T36">Terms</text:span><text:span text:style-name="T13"> statt.</text:span></text:p>
      <text:p text:style-name="P14">- <text:span text:style-name="T13">Die Funktionen für Addition und Multiplikation werden dabei vom Syste</text:span><text:span text:style-name="T23">m</text:span><text:span text:style-name="T13"> mit dem entsprechenden Vektor des Ast </text:span><text:span text:style-name="T23">aufgerufen</text:span><text:span text:style-name="T13">. So kann </text:span><text:span text:style-name="T23">z.B. zusätlich</text:span><text:span text:style-name="T13"> in einer Addition geprüft werden ob das Quadrat von sinus und cosinus zu 1 vereinfacht werden kann.</text:span></text:p>
      <text:p text:style-name="P14">- <text:span text:style-name="T13">Ebenso können mit EvalFn Potenzen vereinfacht werden. z.B. ob es sich um eine perfekte Wurzel wie Wurzel aus 4 handelt. Die Besonderheit hierbei ist auch, dass der Benutzer stets angeben kann, ob auch ungenaue Ergebnisse zugelassen werden um ein näherungsweises numerisches Ergebnis zu erhalten.</text:span></text:p>
      <text:p text:style-name="P14">- <text:span text:style-name="T13">EvalFn erlaubt es auch mathematische Funktionen bekannt zu machen um diese Auszuwerten, </text:span><text:span text:style-name="T14">z.B. die Sinusfunktion. Falls eine Funktion im Term auftaucht, die dem System nicht bekannt ist, bleibt diese unverändert erhalten.</text:span></text:p>
      <text:p text:style-name="P14">- <text:span text:style-name="T14">Konstanten wie Pi können ebenfalls bekannt gemacht werden und bei Bedarf ausgewertet werden</text:span></text:p>
      <text:p text:style-name="P14"><text:soft-page-break/>- <text:span text:style-name="T14">Außerdem stehen Felder bereit um mathematische Funktionen bei Bedarf </text:span><text:span text:style-name="T23">auszuwerten</text:span><text:span text:style-name="T14">. Soll z.B. ein Term vereinfacht werden, kann dies für die Multiplikation direkt selbst das System übernehmen, </text:span><text:span text:style-name="T33">da die Regeln für das aumultiplizieren eindeutig sind</text:span><text:span text:style-name="T14">. Für Funktionen wie den Logarithmus wird aber eine „externe“ Implementierung verwendet. </text:span><text:span text:style-name="T15">Weitere mathematische Funktionen können <text:s/>so einfach hinzugefügt werden.</text:span></text:p>
      <text:p text:style-name="P14"/>
      <text:p text:style-name="P32">Folie 14.1:</text:p>
      <text:p text:style-name="P32">Wie sieht nun die konkrete Evaluierung eines Terms aus? Hierzu besitzt das Enum Ast die Methode „eval_sub“. Als Parameter werden übergeben, eine Referenz auf das eigene Objekt, dies geschieht automatisch. Das entsprechende Objekt für EvalFn welches gerade erläuertert worden ist.</text:p>
      <text:p text:style-name="P32">Einen Bool-Wert, ob Ungenauigkeiten erlaubt sind, sprich ein möglichst exakter numerischer Wert erzeugt wird oder nicht.</text:p>
      <text:p text:style-name="P32">Und schließlich die Möglichkeit eine Variable „sub“ mit einem anderen Wert „with“ zu ersetzen. Diese sind hierbei mit dem Option-Enum umgesetzt, das angibt, ob ein Wert existiert oder nicht.</text:p>
      <text:p text:style-name="P32">Als Rückgabewert wird ein neues Ast zurückgegeben. Das ursprüngliche Element wird nicht in situ verändert <text:span text:style-name="T38">und kann danach weiter verwendet werden.</text:span></text:p>
      <text:p text:style-name="P32"/>
      <text:p text:style-name="P32">Folie 14.2:</text:p>
      <text:p text:style-name="P33">In der Methode wird nun geprüft um welches Enum-Element es sich handelt. Das vorgehen für alle Element<text:span text:style-name="T38">e</text:span>, die wiederum ein Ast enthalten ist dabei mehr oder minder identisch. Zuerst werden diese Ast-Elemente auch wieder rekursiv evaluiert. Danach wird versucht den gesamten Ausdruck nochmal zusammenfassen.</text:p>
      <text:p text:style-name="P33">In dem gezeigten Beispiel werden also erst alle Elemente im Vektor der Addition evaluiert und danach mit der Methode „add“ zusammengefasst. Hierbei werden auch die Funktionen von EvalFn aufgerufen.</text:p>
      <text:p text:style-name="P34">Für Funktionen wird dies für alle Argumente gemacht und schlussendlich überprüft ob in EvalFn eine Funktion zur Auswertung bereitsteht.</text:p>
      <text:p text:style-name="P33">Falls eine Variable substituiert werden soll, passiert das ebenfalls hier. Es findet dabei keine weitere Vereinfachung des Terms statt, dies muss manuell geschehen. Wichtig hierbei ist der Aufruf von „clone“ des Ast mit dem substiuiert werden soll. Dies kann ja durchaus mehrfach geschehen, sodass hierfür immer ein neuer Owner bereitstehen muss.</text:p>
      <text:p text:style-name="P33">Der Nummerntyp wird während dieser Auswertung einfach zurückgegeben.</text:p>
      <text:p text:style-name="P14"/>
      <text:p text:style-name="P26">Folie 14.<text:span text:style-name="T37">3</text:span>:</text:p>
      <text:p text:style-name="P26">Im Zuge der Arbeit wurden die folgenden Erweiterungen vorgenommen. Dies ist nur ein Ausschnitt und soll nur aufzeigen, was mit den Funktionen aus EvalFn möglich ist.</text:p>
      <text:p text:style-name="P26">- Kommen in einem Additionsterm die Werte cos(x)^2 und sin(x)^2 vor, so werden diese entfernt und der Nummernwert 1 hinzugefügt. Dies funktioniert auch auch wenn die beiden Werte mehrmals vorkommen.</text:p>
      <text:p text:style-name="P26">- Potenzen werden standardmäßig vereinfacht wenn möglich. So werden numerische Werte ausgewertet wenn diese keine Ungenauigkeit hervorrufen.</text:p>
      <text:p text:style-name="P26">- Es werden z.B. die Sinus- und Cosinus-Funktion ausgewertet, wenn ein genauer Wert herauskommt. Die Limit-Funktion ist mit Heuristiken implementiert worden.</text:p>
      <text:p text:style-name="P26">- <text:span text:style-name="T25">Ebenso kann die Logarithmus-Funktion aufgeteilt und zusammengefügt werden. Dies kann evtl. bei weiteren Vereinfachungen des Terms hilfreich sein.</text:span></text:p>
      <text:p text:style-name="P14"/>
      <text:p text:style-name="P15">Folie 15:</text:p>
      <text:p text:style-name="P15">- <text:span text:style-name="T16">Es soll noch ein Vergleich zu SymPy gezogen werden wie bereits anfangs erwähnt.</text:span></text:p>
      <text:p text:style-name="P15"><text:soft-page-break/>- <text:span text:style-name="T16">Beim Parsing von Termen aus String</text:span><text:span text:style-name="T34">s</text:span><text:span text:style-name="T16"> sind die Ergebnisse identisch. Das implementierte System scheint also korrekt zu funktionieren.</text:span></text:p>
      <text:p text:style-name="P15">- <text:span text:style-name="T16">Kleinere Unterschiede begründen sich darin, dass SymPy die Ausgabe noch besser formatiert. So wird Wurzel 2 in SymPy auch als Wurzel 2 ausgegeben, intern wird der Term aber als 2 hoch ½ gespeichert, wie in unserem System ebenfalls.</text:span></text:p>
      <text:p text:style-name="P15"><text:span text:style-name="T16">Bei der Verwendung von primitiven Typen können wie anfangs beschrieben Rundungsfehler auftreten. Wird jedoch die Implementierung mit den externen Abhängigkeiten verwendet so ist auch dieser Unterschied verschwunden</text:span></text:p>
      <text:p text:style-name="P15">- <text:span text:style-name="T16">Bei einem Performancevergleich </text:span><text:span text:style-name="T23">wurde festgestellt</text:span><text:span text:style-name="T16">, dass Rust sowohl weniger Zeit als auch Ressourcen beantsprucht um die Terme zu verarbeiten. Hierfür bietet SymPy sicherlich den größeren Funktionsumfang und die stetige Weiterentwicklung</text:span></text:p>
      <text:p text:style-name="P15"/>
      <text:p text:style-name="P16">Folie 16:</text:p>
      <text:p text:style-name="P16">Zusammenfassend kann gesagt <text:span text:style-name="T36">werden</text:span>, dass die Implementierung eines Computeralgebrasystems in Rust funktioniert. Allerdings gibt es auch hier verbesserungsideen.</text:p>
      <text:p text:style-name="P16">- Zum einen könnte die Performance noch verbessert werden, wenn zur Iteration des Asts ein iteratives Verfahren genutzt wird anstelle von Rekursion. Die externen Abhängigkeiten könnten ebenfalls näher untersucht werden und evtl. performantere Lösungen für den Nummerntyp genutzt werden</text:p>
      <text:p text:style-name="P16">- Das Parsing von Strings ist im moment sehr rudimentär. So wird 3x nicht erkannt und muss als 3*x ausgeschrieben werden.</text:p>
      <text:p text:style-name="P16">- Grundlegend können natürlich weitere mathematische Funktionen implementiert werden oder bestehende erweitert werden um bestimmte Sonderfälle weiter zu erkennen</text:p>
      <text:p text:style-name="P16">- Die implementierte Substitution von Variablen lässt derzeit nur zu, immer nur eine Variable mit einem Wert oder anderen Term zu substituieren. Hier wäre es möglich evtl. mehrere Werte zu übergeben und auch mehrere Veränderte Terme zurückzuerhalten oder auch mehrere Variablen zugleich substituieren zu können</text:p>
      <text:p text:style-name="P16"/>
      <text:p text:style-name="P17"/>
      <text:p text:style-name="P17">Folie 17:</text:p>
      <text:p text:style-name="P17">- Um beurteilen zu können, ob die Verwendung von Rust gerechtfertigt ist, versuche ich <text:span text:style-name="T34">die wichtigsten</text:span> Nach- und Vorteile aufzuzeigen.</text:p>
      <text:p text:style-name="P17">- Einerseits ist das explizite Ownership- und Borrowing-System anfänglich teilweise nicht immer nachvollziehbar.</text:p>
      <text:p text:style-name="P17">- Hierraus ergibt sich nämlich manchmal Code, der sehr ausufernd erscheint. So müssen gerade in den Funktionen um Terme zu vereinfachen viele Elemente explizit geklont werden, da das Element mehrfach in einer Schleife verwendet werden soll. Eine Referenz schafft durch das strenge Typensystem keine Abhilfe, da Operatorenüberladungen auf Referenzen nicht möglich waren.</text:p>
      <text:p text:style-name="P17">Mit der Zeit wurde aber immer ersichtlicher, was der Compiler genau <text:span text:style-name="T23">macht</text:span> und die weitere Entwicklung verlief immer problemloser.</text:p>
      <text:p text:style-name="P17">- Einen Vorteil bietet Rust bei der Ausführungsgeschwindigkeit,. <text:span text:style-name="T17">Ebenso zu wissen, dass das Ownership- und Borrowing System gewisse Speicherprobleme automatisch verhindert fasse ich als Vorteil auf, der die Verwendung von Rust rechtfertigt.</text:span></text:p>
      <text:p text:style-name="P17"/>
      <text:p text:style-name="P24">Ich danke für das zuhör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pitch="variable"/>
    <style:font-face style:name="Roboto Mono" svg:font-family="'Roboto Mono', 'Jetbrains Mono', Consolas, 'Courier New', monospace, Consolas,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9T18:31:14.878000000</meta:creation-date>
    <dc:date>2022-08-31T14:03:42.479000000</dc:date>
    <meta:editing-duration>PT3H58M46S</meta:editing-duration>
    <meta:editing-cycles>24</meta:editing-cycles>
    <meta:generator>LibreOffice/7.3.5.2$Windows_X86_64 LibreOffice_project/184fe81b8c8c30d8b5082578aee2fed2ea847c01</meta:generator>
    <meta:document-statistic meta:table-count="0" meta:image-count="0" meta:object-count="0" meta:page-count="7" meta:paragraph-count="134" meta:word-count="3037" meta:character-count="21249" meta:non-whitespace-character-count="18338"/>
  </office:meta>
</office:document-meta>
</file>